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ValueTest.test_value_1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2.setValue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ValueTest.test_value_2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2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ValueTest.test_val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